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049cm"/>
      <style:text-properties fo:font-size="10pt" style:font-size-asian="10pt" style:font-size-complex="10pt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courrier">
        <text:p text:style-name="Standard"><office:annotation><dc:creator>sge</dc:creator><dc:date>2017-01-31T14:05:31</dc:date><text:p text:style-name="P2"><text:span text:style-name="T1">do section- for uid in itemUids</text:span></text:p><text:p text:style-name="P2"><text:span text:style-name="T1">with meeting=self.uid_catalog(UID=uid)[0].getObject()</text:span></text:p><text:p text:style-name="P2"><text:span text:style-name="T1">if meeting</text:span></text:p></office:annotation></text:p>
        <text:p text:style-name="Standard"><office:annotation><dc:creator>sge</dc:creator><dc:date>2017-01-31T15:03:23</dc:date><text:p text:style-name="P2"><text:span text:style-name="T2">do text</text:span></text:p><text:p><text:span text:style-name="T2">from pod(content=pv.odt_file.data, context=view.sub_context(view, </text:span><text:span text:style-name="T1">meeting</text:span><text:span text:style-name="T2">, pv), format='odt', pageBreakAfter=</text:span><text:span text:style-name="T3">True)</text:span></text:p></office:annotation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family="'Times New Roman'" style:font-style-name="Normal" style:font-family-generic="roman" style:font-pitch="variable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6.0.3.2$Linux_X86_64 LibreOffice_project/00m0$Build-2</meta:generator>
    <dc:date>2018-08-28T14:06:43.202112956</dc:date>
    <meta:editing-duration>PT9H14M39S</meta:editing-duration>
    <meta:editing-cycles>66</meta:editing-cycles>
    <meta:document-statistic meta:table-count="0" meta:image-count="0" meta:object-count="0" meta:page-count="1" meta:paragraph-count="2" meta:word-count="0" meta:character-count="0" meta:non-whitespace-character-count="0"/>
  </office:meta>
</office:document-meta>
</file>